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4" style:family="paragraph" style:parent-style-name="Standard" style:list-style-name="L2">
      <style:paragraph-properties fo:text-align="start" style:justify-single-word="false" style:text-autospace="none"/>
      <style:text-properties style:font-name="Times New Roman" fo:font-size="12pt" style:font-name-asian="Monospace" style:font-size-asian="12pt" style:font-name-complex="Monospace" style:font-size-complex="12pt"/>
    </style:style>
    <style:style style:name="P5"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style:text-properties style:font-name="Times New Roman" fo:font-size="12pt" fo:font-style="normal" style:font-size-asian="12pt" style:font-style-asian="normal" style:font-size-complex="12pt" style:font-style-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 style:font-size-asian="12pt" style:font-name-complex="Monospace"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nexe au compte rendu d’activités</text:p>
      <text:p text:style-name="P2">de Michaël Ory</text:p>
      <text:p text:style-name="P2">du 1/10/2013 au 31/10/2013</text:p>
      <text:p text:style-name="P1"/>
      <text:p text:style-name="P1"/>
      <text:p text:style-name="P1"/>
      <text:p text:style-name="P8">Réflexion et implémentation de l'adaptation de la méthode <text:span text:style-name="T1">sortAndCkeck</text:span><text:span text:style-name="T2"> des components. Cette adaptation améliore les performances de la méthode.</text:span></text:p>
      <text:p text:style-name="P8"/>
      <text:p text:style-name="P8">Réflexion et implémentation de la persistance de l'HomeTree. Refactorisation de l'Archiver afin de mieux isoler les concepts. L'HomeTree est sauvegardé sur un fichier différent. L’intérêt de séparer la sauvegarde de la forme et la sauvegarde du contenue est de laisser la possibilité de rendre GS « base de donnée persisté » et non plus embarqué.</text:p>
      <text:p text:style-name="P8">Un autre intérêt est dans la sécurisation à l’accès de l'information, en effet c'est l'HomeTree qui possèdent les données utilisateurs (le graphe des Generic ne stocke que « l'articulation » de ces données). Il sera très facile de mettre en place un système de gestion des droits au sein de l'HomeTree.</text:p>
      <text:p text:style-name="P8"/>
      <text:p text:style-name="P8">Réflexion sur l'algorithme de descente du graphe afin de détecté les dépendances à reconstruire suite à la création d'un nouveau nœuds. Implémentation de la nouvelle méthode.</text:p>
      <text:p text:style-name="P8"/>
      <text:p text:style-name="P8">Après réflexion il a été décidé de supprimer la gestion des fantômes, désormais le null est une valeur comme les autres. Cette décision à permit de réduire le code sans finalement remettre en cause trop de tests.</text:p>
      <text:p text:style-name="P8"/>
      <text:p text:style-name="P8">Suite au travail sur le checkConsistency, j'ai refactorisé les contraintes : que ce soit la hiérarchie des classes ou la détection même des nœuds à vérifier.</text:p>
      <text:p text:style-name="P8"/>
      <text:p text:style-name="P8">Refactorisation des méthodes bind et internalBind.</text:p>
      <text:p text:style-name="P8"/>
      <text:p text:style-name="P8">Amélioration du bind par la classe.</text:p>
      <text:p text:style-name="P8"/>
      <text:p text:style-name="P8">Suppression de la clef NoInheritance.</text:p>
      <text:p text:style-name="P8"/>
      <text:p text:style-name="P8">Réflexion sur le sens fonctionnelle des méthodes cancel, cancelAll, clear et clearAll. Mise en place des tests unitaires puis implémentation des méthodes.</text:p>
      <text:p text:style-name="P8"/>
      <text:p text:style-name="P8">Mise à jour des interfaces Generic et Cache dans l'api :</text:p>
      <text:list xml:id="list1485139106" text:style-name="L2">
        <text:list-item>
          <text:p text:style-name="P4">Relecture et correction de la javadoc,</text:p>
        </text:list-item>
        <text:list-item>
          <text:p text:style-name="P4">Contrôle des différentes méthodes.</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Line_20_Arrow" draw:display-name="Line Arrow" svg:viewBox="0 0 1122 2243" svg:d="m0 2108v17 17l12 42 30 34 38 21 43 4 29-8 30-21 25-26 13-34 343-1532 339 1520 13 42 29 34 39 21 42 4 42-12 34-30 21-42v-39-12l-4 4-440-1998-9-42-25-39-38-25-43-8-42 8-38 25-26 39-8 42z"/>
    <draw:stroke-dash draw:name="Dashed_20__28_var_29_" draw:display-name="Dashed (var)" draw:style="rect" draw:dots1="1" draw:dots1-length="197%" draw:distance="127%"/>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3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8T11:24:46</meta:creation-date>
    <dc:date>2013-11-20T14:37:14</dc:date>
    <meta:editing-duration>P9DT22H59M</meta:editing-duration>
    <meta:editing-cycles>131</meta:editing-cycles>
    <meta:generator>LibreOffice/3.5$Linux_X86_64 LibreOffice_project/350m1$Build-2</meta:generator>
    <meta:print-date>2013-11-20T14:26:16</meta:print-date>
    <meta:document-statistic meta:table-count="0" meta:image-count="0" meta:object-count="0" meta:page-count="1" meta:paragraph-count="16" meta:word-count="288" meta:character-count="1815" meta:non-whitespace-character-count="1545"/>
  </office:meta>
</office:document-meta>
</file>